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ORMULARIO DE CONTACTO:</text:p>
      <text:p text:style-name="P2"/>
      <text:p text:style-name="Standard">Necesito crear el formulario de contacto para que nos puedan llegar consultas desde<text:s/>la app.</text:p>
      <text:p text:style-name="Standard">Básate<text:s/>en el formulario de contacto del proyecto ifst15 si puede ser.</text:p>
      <text:p text:style-name="P3"/>
      <text:p text:style-name="P4">PERFIL DE USUARIO:</text:p>
      <text:p text:style-name="Standard"/>
      <text:p text:style-name="P5">Rol Alumno:</text:p>
      <text:p text:style-name="Standard">Primero quiero crear el perfil de usuario.<text:s/>Lo que van a ver los usuarios registrados es: del lado izquierdo como en el proyecto del ifts15, fíjate<text:s/>por favor,<text:s/>la foto de perfil, debajo los datos personales, el ifts al cual esta anotado,<text:s/>la carrera<text:s/>y el año a las<text:s/>que<text:s/>está<text:s/>cursando<text:s/>(todo esto<text:s/>está<text:s/>en la base de datos), del lado derecho que aparezcan las ofertas laborales a las que<text:s/>este postulado.<text:s/>Cuando la “oferta laboral sea deshabilitada debería desaparecer del perfil del usuario.</text:p>
      <text:p text:style-name="P6">Rol IFTS:</text:p>
      <text:p text:style-name="Standard">Las instituciones registradas pueden ver: siguiendo el mismo formato del lado izquierdo la foto de perfil (será el<text:s/>logo de la institución), debajo los datos de la misma: email de contacto, dirección, si tiene teléfono de contacto. Con posibilidad de que pueda cambiar los mismos.</text:p>
      <text:p text:style-name="Standard"/>
      <text:p text:style-name="P7">BOLSAS DE TRABAJO:</text:p>
      <text:p text:style-name="Standard"/>
      <text:p text:style-name="P8">Bueno quiero crear la bolsa de trabajo y que se maneje de esta manera:</text:p>
      <text:p text:style-name="Standard"/>
      <text:p text:style-name="Standard">Solo pueden subir “ofertas laborales” las instituciones registradas (IFTS).</text:p>
      <text:p text:style-name="Standard">Solo pueden ver las “ofertas laborales” los usuarios registrados como alumnos.</text:p>
      <text:p text:style-name="Standard">Las ofertas laborales deben ser gestionadas por un administrador de la comunidadifts.</text:p>
      <text:p text:style-name="Standard"/>
      <text:p text:style-name="Standard"><text:span text:style-name="T9">Oferta Laboral:</text:span></text:p>
      <text:p text:style-name="Standard"/>
      <text:p text:style-name="Standard">Crear el formulario para la oferta laboral, que sea una card que traiga los datos del ifts que la quiere publicar (institucion y email de contacto) y dos campos de<text:s/>texto,<text:s/>uno para el<text:s/>título<text:s/>de la oferta laboral<text:s/>y otro para redactar la misma. Al hacer cllick en el boton publicar queda en estado de habilitacion o aprobacion como en el registro de usuario y le envia a la institucion un mail que lo informe.<text:s/>Al habilitar la<text:s/>publicación<text:s/>también<text:s/>se le enviara un mail a la institucion de la misma<text:s/>y se muestra en el endpoint correspondiente con una card que contendrá un botón de postúlate.</text:p>
      <text:p text:style-name="Standard"/>
      <text:p text:style-name="P10">Postulacion a la oferta laboral:</text:p>
      <text:p text:style-name="P11"/>
      <text:p text:style-name="Standard">El alumno registrado que quiera postularse debe hacer click en el boton de la card que dira “postulate”, ahi se abre un formulario que va a mostrar los datos del alumno que ya estan en la base de datos : Apellido, nombre ,email(usuario) y telefono si lo hay y a parte un input donde puede adjuntar su CV, <text:s/>curriculum vitae.</text:p>
      <text:p text:style-name="Standard">Cuando termino de adjuntarlo en dicha card se habilitara el Boton postulate y al hacer clilck en el hace lo siguiente: 1- se guarda la postulacion en la base de datos con estos datos,id del usuario y id del la oferta laboral.2- se envia un mail a la institucion que publlico la oferta con el cv del postulante y la oferta a la cual se postulo.3- se envia un mail al postulante informandole que esta postulado y que en cuanto avanvance la postulacion se le avisara.</text:p>
      <text:p text:style-name="Standard"/>
      <text:p text:style-name="P12">Features (Vista “Gestion de Ofertas Laborales”):</text:p>
      <text:p text:style-name="Standard"/>
      <text:p text:style-name="Standard">Se debe crear una gestion de “ofertas laborales” similar a la del registro de usuarios. La misma tendra una tabla que mostrara los siguientes campos : Institucion, ofertaLaboral, postulante(usuario) y un slide toggle para habilitar la oferta laboral en la pagina. Esto en la seccion pendientes de<text:s/><text:soft-page-break/>habilitacion o publicacion, luego al igual que en registro de usuarios quiero un boton que diga publicadas y muestre los siguientes<text:s/>campos:<text:s text:c="2"/>Institución,<text:s/>oferta Laboral<text:s/>y postulaciones (que va a tener la cantidad de postulaciones que tiene esa oferta laboral en tiempo real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ebastian m</dc:creator>
    <meta:creation-date>2026-04-16T11:54:00Z</meta:creation-date>
    <dc:date>2026-04-16T21:04:00Z</dc:date>
    <meta:template xlink:href="Normal.dotm" xlink:type="simple"/>
    <meta:editing-cycles>6</meta:editing-cycles>
    <meta:editing-duration>PT18480S</meta:editing-duration>
    <meta:document-statistic meta:page-count="2" meta:paragraph-count="6" meta:word-count="520" meta:character-count="3377" meta:row-count="23" meta:non-whitespace-character-count="2863"/>
  </office:meta>
</office:document-meta>
</file>